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standard" style:list-style-name="L2">
      <style:graphic-properties draw:stroke="solid" svg:stroke-width="0cm" svg:stroke-color="#3465a4" draw:marker-start="Arrow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solid" svg:stroke-width="0cm" svg:stroke-color="#3465a4" draw:marker-start="Arrow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color="#ffffff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color="#ffffff" fo:font-size="11pt" style:font-size-asian="11pt" style:font-size-complex="11pt"/>
    </style:style>
    <style:style style:name="P5" style:family="paragraph">
      <style:paragraph-properties fo:text-align="center"/>
      <style:text-properties fo:color="#ffffff" fo:font-size="11pt" style:font-size-asian="11pt" style:font-size-complex="11pt"/>
    </style:style>
    <style:style style:name="T1" style:family="text">
      <style:text-properties fo:color="#ffffff" fo:font-size="22pt" style:font-size-asian="22pt" style:font-size-complex="22pt"/>
    </style:style>
    <style:style style:name="T2" style:family="text">
      <style:text-properties fo:color="#ffffff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1cm" svg:height="1.9cm" svg:x="6.2cm" svg:y="15.5cm">
          <text:p text:style-name="P1"><text:span text:style-name="T1">Drupal Paymen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2" draw:layer="layout" svg:width="2cm" svg:height="1.4cm" svg:x="7cm" svg:y="18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2cm" svg:height="1.4cm" svg:x="9.6cm" svg:y="18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2cm" svg:height="1.4cm" svg:x="12.2cm" svg:y="18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8cm" svg:y1="18.8cm" svg:x2="8cm" svg:y2="17.4cm">
          <text:p/>
        </draw:line>
        <draw:line draw:style-name="gr4" draw:text-style-name="P3" draw:layer="layout" svg:x1="10.58cm" svg:y1="18.839cm" svg:x2="10.58cm" svg:y2="17.439cm">
          <text:p/>
        </draw:line>
        <draw:line draw:style-name="gr5" draw:text-style-name="P3" draw:layer="layout" svg:x1="13.127cm" svg:y1="18.789cm" svg:x2="13.127cm" svg:y2="17.389cm">
          <text:p/>
        </draw:line>
        <draw:custom-shape draw:style-name="gr6" draw:text-style-name="P2" draw:layer="layout" svg:width="2.118cm" svg:height="2.118cm" svg:x="5.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118cm" svg:height="2.118cm" svg:x="8.482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118cm" svg:height="2.118cm" svg:x="11.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118cm" svg:height="2.118cm" svg:x="13.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6.85cm" svg:y1="15.6cm" svg:x2="6.85cm" svg:y2="14.2cm">
          <text:p/>
        </draw:line>
        <draw:line draw:style-name="gr3" draw:text-style-name="P2" draw:layer="layout" svg:x1="9.6cm" svg:y1="15.6cm" svg:x2="9.6cm" svg:y2="14.2cm">
          <text:p/>
        </draw:line>
        <draw:line draw:style-name="gr3" draw:text-style-name="P2" draw:layer="layout" svg:x1="12.2cm" svg:y1="15.6cm" svg:x2="12.2cm" svg:y2="14.2cm">
          <text:p/>
        </draw:line>
        <draw:line draw:style-name="gr3" draw:text-style-name="P2" draw:layer="layout" svg:x1="15cm" svg:y1="15.6cm" svg:x2="15cm" svg:y2="14.2cm">
          <text:p/>
        </draw:line>
        <draw:frame draw:style-name="gr7" draw:text-style-name="P4" draw:layer="layout" svg:width="2.034cm" svg:height="1.115cm" svg:x="7cm" svg:y="18.9cm">
          <draw:text-box>
            <text:p text:style-name="P4"><text:span text:style-name="T2">Payment</text:span></text:p>
            <text:p text:style-name="P5"><text:span text:style-name="T2">PayPal</text:span></text:p>
          </draw:text-box>
        </draw:frame>
        <draw:frame draw:style-name="gr7" draw:text-style-name="P4" draw:layer="layout" svg:width="2.034cm" svg:height="1.115cm" svg:x="9.6cm" svg:y="18.901cm">
          <draw:text-box>
            <text:p text:style-name="P4"><text:span text:style-name="T2">Payment</text:span></text:p>
            <text:p text:style-name="P5"><text:span text:style-name="T2">Auth.Net</text:span></text:p>
          </draw:text-box>
        </draw:frame>
        <draw:frame draw:style-name="gr7" draw:text-style-name="P4" draw:layer="layout" svg:width="2.034cm" svg:height="1.115cm" svg:x="12.3cm" svg:y="18.901cm">
          <draw:text-box>
            <text:p text:style-name="P4"><text:span text:style-name="T2">Payment</text:span></text:p>
            <text:p text:style-name="P5"><text:span text:style-name="T2">Ogone</text:span></text:p>
          </draw:text-box>
        </draw:frame>
        <draw:frame draw:style-name="gr7" draw:text-style-name="P5" draw:layer="layout" svg:width="2.407cm" svg:height="1.115cm" svg:x="5.7cm" svg:y="12.501cm">
          <draw:text-box>
            <text:p text:style-name="P5"><text:span text:style-name="T2">Drupal</text:span></text:p>
            <text:p text:style-name="P5"><text:span text:style-name="T2">Commerce</text:span></text:p>
          </draw:text-box>
        </draw:frame>
        <draw:frame draw:style-name="gr7" draw:text-style-name="P5" draw:layer="layout" svg:width="1.996cm" svg:height="0.683cm" svg:x="8.601cm" svg:y="12.802cm">
          <draw:text-box>
            <text:p text:style-name="P5"><text:span text:style-name="T2">Ubercart</text:span></text:p>
          </draw:text-box>
        </draw:frame>
        <draw:frame draw:style-name="gr7" draw:text-style-name="P5" draw:layer="layout" svg:width="2.056cm" svg:height="1.115cm" svg:x="11.201cm" svg:y="12.602cm">
          <draw:text-box>
            <text:p text:style-name="P5"><text:span text:style-name="T2">Donation</text:span></text:p>
            <text:p text:style-name="P5"><text:span text:style-name="T2">Form</text:span></text:p>
          </draw:text-box>
        </draw:frame>
        <draw:frame draw:style-name="gr7" draw:text-style-name="P5" draw:layer="layout" svg:width="2.098cm" svg:height="0.683cm" svg:x="13.901cm" svg:y="12.803cm">
          <draw:text-box>
            <text:p text:style-name="P5"><text:span text:style-name="T2">Webfor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4T01:57:22.083000000</meta:creation-date>
    <dc:date>2015-07-24T02:43:16.141000000</dc:date>
    <meta:editing-duration>PT30M9S</meta:editing-duration>
    <meta:editing-cycles>2</meta:editing-cycles>
    <meta:generator>LibreOffice/4.2.4.2$Windows_x86 LibreOffice_project/63150712c6d317d27ce2db16eb94c2f3d7b699f8</meta:generator>
    <meta:document-statistic meta:object-count="22"/>
  </office:meta>
</office:document-meta>
</file>